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it" fo:country="IT" officeooo:paragraph-rsid="001053d4"/>
    </style:style>
    <style:style style:name="P2" style:family="paragraph" style:parent-style-name="Standard">
      <style:text-properties fo:language="it" fo:country="IT" officeooo:rsid="001053d4" officeooo:paragraph-rsid="001053d4"/>
    </style:style>
    <style:style style:name="P3" style:family="paragraph" style:parent-style-name="Standard">
      <style:text-properties fo:language="it" fo:country="IT" officeooo:rsid="0011b342" officeooo:paragraph-rsid="0011b342"/>
    </style:style>
    <style:style style:name="P4" style:family="paragraph" style:parent-style-name="Standard">
      <style:text-properties fo:language="it" fo:country="IT" officeooo:rsid="0011b342" officeooo:paragraph-rsid="001229fd"/>
    </style:style>
    <style:style style:name="P5" style:family="paragraph" style:parent-style-name="Standard">
      <style:text-properties fo:language="it" fo:country="IT" officeooo:rsid="001229fd" officeooo:paragraph-rsid="001229fd"/>
    </style:style>
    <style:style style:name="P6" style:family="paragraph" style:parent-style-name="Standard">
      <style:text-properties fo:language="it" fo:country="IT" fo:font-weight="bold" officeooo:paragraph-rsid="001053d4" style:font-weight-asian="bold" style:font-weight-complex="bold"/>
    </style:style>
    <style:style style:name="T1" style:family="text">
      <style:text-properties officeooo:rsid="0011b342"/>
    </style:style>
    <style:style style:name="T2" style:family="text">
      <style:text-properties officeooo:rsid="001229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-Si descriva il meccanismo del double buffering e se ne commentino i costi.</text:p>
      <text:p text:style-name="P1"/>
      <text:p text:style-name="P2">Il double buffering è una tecnica che consente di eliminare il fenomeno del flickering, che si ha quando la velocità di <text:span text:style-name="T1">lettura di chi preleva il buffer video (tipicamente il monitor) è diversa dalla velocità di </text:span>scrittura sul buffer <text:span text:style-name="T1">video da parte della macchina</text:span>.</text:p>
      <text:p text:style-name="P2">Il flickering, in particolare, si verifica perché il buffer video, prima di essere scritto, viene svuotato. Se il buffer viene prelevato nel momento in cui è stato svuotato per permetterne la riscrittura, allora al monitor arriverà l’immagine svuotata, creando dunque effetti grafici fastidiosi.</text:p>
      <text:p text:style-name="P2"/>
      <text:p text:style-name="P2">Si può eliminare il problema andando a scrivere non sul buffer principale, ma su un buffer secondario, che, una volta terminata l’operazione di disegno, verrà <text:span text:style-name="T1">copiato</text:span> <text:span text:style-name="T1">ne</text:span>l buffer principale.</text:p>
      <text:p text:style-name="P2">In questo modo l’aggiornamento del buffer avviene in un solo momento, riducendo così la probabilità che si verifichino effetti grafici non voluti.</text:p>
      <text:p text:style-name="P3">In particolare, se il buffer viene prelevato quando l’operazione di disegno non è ancora stata ultimata, verrà preso il contenuto precedente del buffer, che coincide con il contenuto prelevato la volta prima, <text:span text:style-name="T2">riducendo quindi il flickering.</text:span></text:p>
      <text:p text:style-name="P3"/>
      <text:p text:style-name="P4">Il costo <text:span text:style-name="T2">in spazio</text:span> di tale operazion<text:span text:style-name="T2">e è dell’ordine della lunghezza del buffer video, in quanto sono necessari 2 buffer video anziché uno solo. </text:span></text:p>
      <text:p text:style-name="P4"><text:span text:style-name="T2">Il costo addizionale in tempo, invece, è il costo impiegato dalla macchina per copiare il secondo buffer nel primo.</text:span></text:p>
      <text:p text:style-name="P4"/>
      <text:p text:style-name="P5">Uno dei problemi principali di questa tecnica è il fatto che, durante la copia, il sistema non può andare a scrivere sul secondo buffer. </text:p>
      <text:p text:style-name="P5">Per questo motivo è consigliato l’utilizzo di un terzo buffer, così da poter andare a scrivere sul buffer che non è stato utilizzato alla scrittura precedente, portando così il tempo perso ad essere O(0). </text:p>
      <text:p text:style-name="P5">Questo, però, comporta un utilizzo maggiore della memo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56S</meta:editing-duration>
    <meta:editing-cycles>4</meta:editing-cycles>
    <meta:generator>LibreOffice/5.2.2.2$Windows_x86 LibreOffice_project/8f96e87c890bf8fa77463cd4b640a2312823f3ad</meta:generator>
    <dc:date>2016-11-07T22:31:33.421000000</dc:date>
    <meta:document-statistic meta:table-count="0" meta:image-count="0" meta:object-count="0" meta:page-count="1" meta:paragraph-count="11" meta:word-count="296" meta:character-count="1867" meta:non-whitespace-character-count="1579"/>
    <meta:user-defined meta:name="Info 1"/>
    <meta:user-defined meta:name="Info 2"/>
    <meta:user-defined meta:name="Info 3"/>
    <meta:user-defined meta:name="Info 4"/>
  </office:meta>
</office:document-meta>
</file>